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paragraph-rsid="00130903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130903"/>
    </style:style>
    <style:style style:name="P3" style:family="paragraph" style:parent-style-name="Standard">
      <style:paragraph-properties fo:break-before="page"/>
      <style:text-properties officeooo:paragraph-rsid="001309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Index"/>
    <style:master-page style:name="Index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2:18:33.694000000</meta:creation-date>
    <dc:title>sxePlantilla</dc:title>
    <meta:editing-duration>PT15M52S</meta:editing-duration>
    <meta:editing-cycles>3</meta:editing-cycles>
    <meta:generator>LibreOffice/24.8.3.2$Windows_X86_64 LibreOffice_project/48a6bac9e7e268aeb4c3483fcf825c94556d9f92</meta:generator>
    <dc:date>2024-11-25T12:34:26.267000000</dc:date>
    <meta:document-statistic meta:table-count="0" meta:image-count="0" meta:object-count="0" meta:page-count="3" meta:paragraph-count="0" meta:word-count="0" meta:character-count="0" meta:non-whitespace-character-count="0"/>
    <meta:template xlink:type="simple" xlink:actuate="onRequest" xlink:title="sxePlantilla" xlink:href="file:///C:/Users/dsancpeso/AppData/Roaming/LibreOffice/4/user/template/sxePlantilla.ott" meta:date="2024-11-25T12:18:33.549000000"/>
  </office:meta>
</office:document-meta>
</file>